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3.364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3.911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ff"/>
      <style:text-properties fo:color="#000000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2</text:p>
          </table:table-cell>
          <table:table-cell table:style-name="ce2" table:number-columns-repeated="250"/>
        </table:table-row>
        <table:table-row table:style-name="ro1">
          <table:table-cell table:number-columns-repeated="2"/>
          <table:table-cell table:style-name="ce6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AB_MAIN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ST_TAB_MAIN</text:p>
          </table:table-cell>
          <table:table-cell table:style-name="ce5" office:value-type="string">
            <text:p>Cadre U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E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Bad 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bad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N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19\.6|19,6%</text:p>
          </table:table-cell>
          <table:table-cell table:style-name="ce6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BADKENUM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Enu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"/>
          <table:table-cell table:style-name="ce6" office:value-type="string">
            <text:p>été|Summer</text:p>
          </table:table-cell>
          <table:table-cell table:style-name="ce6" table:number-columns-repeated="243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Default" office:value-type="string">
            <text:p>DEFAULT</text:p>
          </table:table-cell>
          <table:table-cell table:style-name="Default" office:value-type="string">
            <text:p>TST SYNTAX</text:p>
          </table:table-cell>
          <table:table-cell table:style-name="Default" table:number-columns-repeated="254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/>
          <table:table-cell table:style-name="Default" office:value-type="string">
            <text:p>empty</text:p>
          </table:table-cell>
          <table:table-cell table:style-name="Default" table:number-columns-repeated="253"/>
        </table:table-row>
        <table:table-row table:style-name="ro1">
          <table:table-cell table:style-name="Default" table:number-columns-repeated="256"/>
        </table:table-row>
        <table:table-row table:style-name="ro1" table:number-rows-repeated="2">
          <table:table-cell table:style-name="Default"/>
          <table:table-cell table:style-name="ce6"/>
          <table:table-cell table:style-name="Default" table:number-columns-repeated="254"/>
        </table:table-row>
        <table:table-row table:style-name="ro1">
          <table:table-cell table:style-name="Default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Default" office:value-type="string">
            <text:p>::method NotFound()</text:p>
          </table:table-cell>
          <table:table-cell table:style-name="Default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18:31:07</dc:date>
    <dc:creator>Eric Brison</dc:creator>
    <meta:generator>LibreOffice/3.5$Linux_x86 LibreOffice_project/350m1$Build-2</meta:generator>
    <meta:editing-duration>P3DT3H50M10S</meta:editing-duration>
    <meta:editing-cycles>83</meta:editing-cycles>
    <meta:document-statistic meta:table-count="1" meta:cell-count="92" meta:object-count="0"/>
  </office:meta>
</office:document-meta>
</file>